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2088" officeooo:paragraph-rsid="00032088"/>
    </style:style>
    <style:style style:name="P2" style:family="paragraph" style:parent-style-name="Standard" style:list-style-name="L1">
      <style:text-properties officeooo:rsid="00032088" officeooo:paragraph-rsid="00032088"/>
    </style:style>
    <style:style style:name="P3" style:family="paragraph" style:parent-style-name="Standard">
      <style:text-properties officeooo:rsid="0003bd02" officeooo:paragraph-rsid="0003bd02"/>
    </style:style>
    <style:style style:name="P4" style:family="paragraph" style:parent-style-name="Standard">
      <style:text-properties officeooo:rsid="0003dd98" officeooo:paragraph-rsid="0003dd98"/>
    </style:style>
    <style:style style:name="T1" style:family="text">
      <style:text-properties officeooo:rsid="0003dd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firming tasks laid out in <text:span text:style-name="T1">J</text:span>ira board from last meeting have been completed.</text:p>
      <text:p text:style-name="P1"/>
      <text:p text:style-name="P1">General discussion of task completion.</text:p>
      <text:p text:style-name="P1"/>
      <text:p text:style-name="P1">Holding off on making more background pictures until we have a prototype page to see how the background image works in practice.</text:p>
      <text:p text:style-name="P1"/>
      <text:p text:style-name="P1">Discussion of things from the dashboard example which can be scrapped.</text:p>
      <text:p text:style-name="P1"/>
      <text:p text:style-name="P1">Assigning new tasks to people fort he coming week. Tasks available on Jira.</text:p>
      <text:p text:style-name="P1"/>
      <text:p text:style-name="P1">Planning for show &amp; tells to be done this week:</text:p>
      <text:list xml:id="list3513927567" text:style-name="L1">
        <text:list-item>
          <text:p text:style-name="P2">Dan – explaining how he made the api calls, cron, mongoDB work together</text:p>
        </text:list-item>
        <text:list-item>
          <text:p text:style-name="P2">James – Sharing his angular knowledge with the team</text:p>
        </text:list-item>
      </text:list>
      <text:p text:style-name="P1"/>
      <text:p text:style-name="P3">Dan ran through <text:span text:style-name="T1">his mongoDB stuff so far in this meeting. We created a new git branch and pushed Dan’s working copy. Harry then pulled this and tried it out to see if it would work. Most of the stuff worked, but the database is being transferred as empty. Dan messaged Tom to discuss solutions to this. We think the problem might be that the csv the site uses when making the api call to gather data is all held within the docker container and therefore gets wiped. Might need to create the csv file in the local directory so it can be maintained permanently. Hopefully Tom can shed some light on this.</text:span></text:p>
      <text:p text:style-name="P3"/>
      <text:p text:style-name="P4">Will wait on James to confirm when his Angular walk-through will be. He’ll put a message on the group Discord.</text:p>
      <text:p text:style-name="P3"/>
      <text:p text:style-name="P3">Next stand up on Thursday at 2p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6T10:34:28.774333055</meta:creation-date>
    <dc:date>2021-04-06T12:37:32.150147234</dc:date>
    <meta:editing-duration>PT2M22S</meta:editing-duration>
    <meta:editing-cycles>1</meta:editing-cycles>
    <meta:document-statistic meta:table-count="0" meta:image-count="0" meta:object-count="0" meta:page-count="1" meta:paragraph-count="11" meta:word-count="236" meta:character-count="1305" meta:non-whitespace-character-count="1080"/>
    <meta:generator>LibreOffice/6.4.6.2$Linux_X86_64 LibreOffice_project/40$Build-2</meta:generator>
  </office:meta>
</office:document-meta>
</file>